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0c0c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Dimension_20_Lines" draw:marker-start-width="0.3cm" draw:marker-end="Dimension_20_Lines" draw:marker-end-width="0.3cm" draw:textarea-horizontal-align="center" draw:textarea-vertical-align="top" fo:padding-top="0cm" fo:padding-bottom="0cm"/>
    </style:style>
    <style:style style:name="gr4" style:family="graphic" style:parent-style-name="standard">
      <style:graphic-properties draw:marker-start="Dimension_20_Lines" draw:marker-start-width="0.3cm" draw:marker-end="Dimension_20_Lines" draw:marker-end-width="0.3cm" draw:textarea-horizontal-align="left" draw:textarea-vertical-align="middle"/>
    </style:style>
    <style:style style:name="gr5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6" style:family="graphic" style:parent-style-name="standard">
      <style:graphic-properties draw:fill="solid" draw:fill-color="#0084d1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aecf00" draw:textarea-vertical-align="middle"/>
    </style:style>
    <style:style style:name="gr9" style:family="graphic" style:parent-style-name="standard">
      <style:graphic-properties draw:fill="solid" draw:fill-color="#ffd320" draw:textarea-vertical-align="middle"/>
    </style:style>
    <style:style style:name="gr10" style:family="graphic" style:parent-style-name="standard">
      <style:graphic-properties draw:marker-start="Dimension_20_Lines" draw:marker-start-width="0.3cm" draw:marker-end="Dimension_20_Lines" draw:marker-end-width="0.3cm" draw:textarea-vertical-align="top" fo:padding-top="0.1cm" fo:padding-bottom="-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cm"/>
    </style:style>
    <style:style style:name="gr12" style:family="graphic" style:parent-style-name="standard">
      <style:graphic-properties draw:marker-start="Dimension_20_Lines" draw:marker-start-width="0.3cm" draw:marker-end="Dimension_20_Lines" draw:marker-end-width="0.3cm" draw:textarea-vertical-align="bottom" fo:padding-top="-0.1cm" fo:padding-bottom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cm" svg:height="5cm" svg:x="2.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cm" svg:y1="2.1cm" svg:x2="3.1cm" svg:y2="6.9cm">
          <text:p text:style-name="P1"><text:span text:style-name="T1">Total Bandwidth</text:span></text:p>
        </draw:line>
        <draw:line draw:style-name="gr4" draw:text-style-name="P1" draw:layer="layout" svg:x1="3.6cm" svg:y1="2.2cm" svg:x2="3.6cm" svg:y2="3cm">
          <text:p/>
        </draw:line>
        <draw:line draw:style-name="gr5" draw:text-style-name="P1" draw:layer="layout" svg:x1="3.6cm" svg:y1="3cm" svg:x2="3.6cm" svg:y2="5cm">
          <text:p/>
        </draw:line>
        <draw:line draw:style-name="gr5" draw:text-style-name="P1" draw:layer="layout" svg:x1="3.6cm" svg:y1="5cm" svg:x2="3.6cm" svg:y2="6.8cm">
          <text:p/>
        </draw:line>
        <draw:polygon draw:style-name="gr6" draw:text-style-name="P1" draw:layer="layout" svg:width="14.399cm" svg:height="3.799cm" svg:x="3.8cm" svg:y="3cm" svg:viewBox="0 0 14400 3800" draw:points="0,3800 800,3500 1400,2700 1700,3600 2100,2000 3000,2000 3200,2600 3300,2000 4300,2000 4500,3200 4900,3200 5000,2000 5200,3400 5600,2800 5800,2000 7000,2000 7400,200 8000,3100 8400,500 9200,0 10200,0 10800,1300 11300,0 11700,2000 13500,2000 14000,200 14400,0 14400,3800">
          <text:p/>
        </draw:polygon>
        <draw:line draw:style-name="gr7" draw:text-style-name="P1" draw:layer="layout" svg:x1="3.8cm" svg:y1="5cm" svg:x2="18.3cm" svg:y2="5cm">
          <text:p/>
        </draw:line>
        <draw:line draw:style-name="gr7" draw:text-style-name="P1" draw:layer="layout" svg:x1="3.8cm" svg:y1="3cm" svg:x2="18.3cm" svg:y2="3cm">
          <text:p/>
        </draw:line>
        <draw:line draw:style-name="gr7" draw:text-style-name="P1" draw:layer="layout" svg:x1="3.8cm" svg:y1="2.2cm" svg:x2="18.3cm" svg:y2="2.2cm">
          <text:p/>
        </draw:line>
        <draw:polygon draw:style-name="gr8" draw:text-style-name="P1" draw:layer="layout" svg:width="14.199cm" svg:height="3.099cm" svg:x="4cm" svg:y="3cm" svg:viewBox="0 0 14200 3100" draw:points="300,800 1200,1300 1700,0 2000,1200 2500,0 2800,2000 3900,2000 4200,0 4400,1000 4600,0 4900,1200 5100,0 5300,1200 5900,2000 6300,0 6500,2000 6800,2000 7200,200 7800,3100 8200,500 9000,0 10000,0 10600,1300 11100,0 11500,2000 13300,2000 13800,200 14200,0 0,0">
          <text:p/>
        </draw:polygon>
        <draw:polygon draw:style-name="gr9" draw:text-style-name="P1" draw:layer="layout" svg:width="2.899cm" svg:height="0.799cm" svg:x="7.2cm" svg:y="2.2cm" svg:viewBox="0 0 2900 800" draw:points="0,800 100,0 2800,0 2900,800">
          <text:p/>
        </draw:polygon>
        <draw:polygon draw:style-name="gr9" draw:text-style-name="P1" draw:layer="layout" svg:width="4.299cm" svg:height="0.699cm" svg:x="12.1cm" svg:y="2.3cm" svg:viewBox="0 0 4300 700" draw:points="0,700 100,400 1300,400 1400,0 3200,0 3300,400 4200,400 4300,700">
          <text:p/>
        </draw:polygon>
        <draw:line draw:style-name="gr7" draw:text-style-name="P1" draw:layer="layout" svg:x1="10.8cm" svg:y1="7.1cm" svg:x2="10.8cm" svg:y2="1.9cm">
          <text:p/>
        </draw:line>
        <draw:line draw:style-name="gr10" draw:text-style-name="P2" draw:layer="layout" svg:x1="3.8cm" svg:y1="7.3cm" svg:x2="10.8cm" svg:y2="7.3cm">
          <text:p text:style-name="P1"><text:span text:style-name="T1">Web and Other kept separate</text:span></text:p>
        </draw:line>
        <draw:line draw:style-name="gr10" draw:text-style-name="P2" draw:layer="layout" svg:x1="10.8cm" svg:y1="7.3cm" svg:x2="18.2cm" svg:y2="7.3cm">
          <text:p text:style-name="P1"><text:span text:style-name="T1">Allowed to use spare bandwidth</text:span></text:p>
        </draw:line>
        <draw:frame draw:style-name="gr11" draw:text-style-name="P2" draw:layer="layout" svg:width="1.552cm" svg:height="0.806cm" svg:x="3.6cm" svg:y="2.194cm">
          <draw:text-box>
            <text:p text:style-name="P1"><text:span text:style-name="T1">VoIP</text:span></text:p>
          </draw:text-box>
        </draw:frame>
        <draw:frame draw:style-name="gr11" draw:text-style-name="P2" draw:layer="layout" svg:width="1.51cm" svg:height="0.806cm" svg:x="3.6cm" svg:y="4.1cm">
          <draw:text-box>
            <text:p text:style-name="P1"><text:span text:style-name="T1">Web</text:span></text:p>
          </draw:text-box>
        </draw:frame>
        <draw:frame draw:style-name="gr11" draw:text-style-name="P2" draw:layer="layout" svg:width="1.742cm" svg:height="0.806cm" svg:x="3.6cm" svg:y="5.1cm">
          <draw:text-box>
            <text:p text:style-name="P1"><text:span text:style-name="T1">Other</text:span></text:p>
          </draw:text-box>
        </draw:frame>
        <draw:line draw:style-name="gr7" draw:text-style-name="P1" draw:layer="layout" svg:x1="3.8cm" svg:y1="6.8cm" svg:x2="18.3cm" svg:y2="6.8cm">
          <text:p/>
        </draw:line>
        <draw:line draw:style-name="gr12" draw:text-style-name="P2" draw:layer="layout" svg:x1="7.3cm" svg:y1="1.8cm" svg:x2="10cm" svg:y2="1.8cm">
          <text:p text:style-name="P1"><text:span text:style-name="T1">Video call</text:span></text:p>
        </draw:line>
        <draw:line draw:style-name="gr12" draw:text-style-name="P2" draw:layer="layout" svg:x1="12.1cm" svg:y1="1.8cm" svg:x2="13.4cm" svg:y2="1.8cm">
          <text:p text:style-name="P1"><text:span text:style-name="T1">Audio</text:span></text:p>
        </draw:line>
        <draw:line draw:style-name="gr12" draw:text-style-name="P2" draw:layer="layout" svg:x1="13.5cm" svg:y1="1.8cm" svg:x2="15.3cm" svg:y2="1.8cm">
          <text:p text:style-name="P1"><text:span text:style-name="T1">2xAudio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Wilson</meta:initial-creator>
    <meta:creation-date>2013-05-09T16:23:02</meta:creation-date>
    <dc:date>2013-10-03T15:05:39.005528622</dc:date>
    <dc:creator>Chris Wilson</dc:creator>
    <meta:editing-duration>PT1H39M51S</meta:editing-duration>
    <meta:editing-cycles>7</meta:editing-cycles>
    <meta:generator>LibreOffice/4.1.1.2$Linux_x86 LibreOffice_project/410m0$Build-2</meta:generator>
    <meta:document-statistic meta:object-count="24"/>
  </office:meta>
</office:document-meta>
</file>